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1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0.42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8.262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5.572cm"/>
    </style:style>
    <style:style style:name="co9" style:family="table-column">
      <style:table-column-properties fo:break-before="auto" style:column-width="6.34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ombre</text:p>
          </table:table-cell>
          <table:table-cell table:style-name="Default" office:value-type="string">
            <text:p>IP</text:p>
          </table:table-cell>
          <table:table-cell office:value-type="string">
            <text:p>Comentario</text:p>
          </table:table-cell>
          <table:table-cell office:value-type="string">
            <text:p>Proyecto</text:p>
          </table:table-cell>
          <table:table-cell office:value-type="string">
            <text:p>Responsable</text:p>
          </table:table-cell>
          <table:table-cell office:value-type="string">
            <text:p>email</text:p>
          </table:table-cell>
          <table:table-cell office:value-type="string">
            <text:p>Uso actual</text:p>
          </table:table-cell>
          <table:table-cell office:value-type="string">
            <text:p>¿Puede apagarse el 1 Julio?</text:p>
          </table:table-cell>
          <table:table-cell office:value-type="string">
            <text:p>¿Para qué necesitaría levantarse?</text:p>
          </table:table-cell>
        </table:table-row>
        <table:table-row table:style-name="ro1">
          <table:table-cell office:value-type="string">
            <text:p>descorcmt01</text:p>
          </table:table-cell>
          <table:table-cell office:value-type="string">
            <text:p>10.240.240.119</text:p>
          </table:table-cell>
          <table:table-cell office:value-type="string">
            <text:p>MĂĄquinas para entorno desarrollo CMTIC</text:p>
          </table:table-cell>
          <table:table-cell office:value-type="string">
            <text:p>CMTIC</text:p>
          </table:table-cell>
          <table:table-cell office:value-type="string">
            <text:p>Laura MartĂ­nez Atienza</text:p>
          </table:table-cell>
          <table:table-cell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desred11</text:p>
          </table:table-cell>
          <table:table-cell office:value-type="string">
            <text:p>10.240.240.76</text:p>
          </table:table-cell>
          <table:table-cell office:value-type="string">
            <text:p>Redmine - Jorge SĂĄnchez</text:p>
          </table:table-cell>
          <table:table-cell office:value-type="string">
            <text:p>Redmine</text:p>
          </table:table-cell>
          <table:table-cell office:value-type="string">
            <text:p>Jorge Sanchez</text:p>
          </table:table-cell>
          <table:table-cell office:value-type="string">
            <text:p>jorge.sanch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aga10</text:p>
          </table:table-cell>
          <table:table-cell office:value-type="string">
            <text:p>10.240.240.57</text:p>
          </table:table-cell>
          <table:table-cell office:value-type="string">
            <text:p>ClonaciĂłn CSA PREPRO de Ag@ta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table:number-columns-repeated="3"/>
        </table:table-row>
        <table:table-row table:style-name="ro1">
          <table:table-cell office:value-type="string">
            <text:p>desaga09</text:p>
          </table:table-cell>
          <table:table-cell office:value-type="string">
            <text:p>10.240.240.55</text:p>
          </table:table-cell>
          <table:table-cell office:value-type="string">
            <text:p>VersiĂłn SAD 2.9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en01</text:p>
          </table:table-cell>
          <table:table-cell office:value-type="string">
            <text:p>10.240.234.208</text:p>
          </table:table-cell>
          <table:table-cell office:value-type="string">
            <text:p>entorno de validaciĂłn/desarrollo Pentaho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7</text:p>
          </table:table-cell>
          <table:table-cell office:value-type="string">
            <text:p>10.240.234.82</text:p>
          </table:table-cell>
          <table:table-cell office:value-type="string">
            <text:p>Pentaho - Version comercial</text:p>
          </table:table-cell>
          <table:table-cell office:value-type="string">
            <text:p>Pentaho</text:p>
          </table:table-cell>
          <table:table-cell office:value-type="string">
            <text:p>JosĂŠ Javier Sianes</text:p>
          </table:table-cell>
          <table:table-cell office:value-type="string">
            <text:p>josej.sianes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6</text:p>
          </table:table-cell>
          <table:table-cell office:value-type="string">
            <text:p>10.240.234.246</text:p>
          </table:table-cell>
          <table:table-cell office:value-type="string">
            <text:p>Clonacion de despth04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5</text:p>
          </table:table-cell>
          <table:table-cell office:value-type="string">
            <text:p>10.240.234.245</text:p>
          </table:table-cell>
          <table:table-cell office:value-type="string">
            <text:p>Clonacion de despth02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ucorgct01</text:p>
          </table:table-cell>
          <table:table-cell table:style-name="ce3" office:value-type="string">
            <text:p>10.240.203.106</text:p>
          </table:table-cell>
          <table:table-cell table:style-name="ce1" office:value-type="string">
            <text:p>Guia ContrataciĂłn TIC</text:p>
          </table:table-cell>
          <table:table-cell table:style-name="ce1" office:value-type="string">
            <text:p>GCTIC</text:p>
          </table:table-cell>
          <table:table-cell table:style-name="ce1" office:value-type="string">
            <text:p>Sistemas Corp. CEIC</text:p>
          </table:table-cell>
          <table:table-cell table:style-name="ce1"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oricornao01</text:p>
          </table:table-cell>
          <table:table-cell table:style-name="ce3" office:value-type="string">
            <text:p>10.240.203.54</text:p>
          </table:table-cell>
          <table:table-cell table:style-name="ce1" office:value-type="string">
            <text:p>INTEGRACIĂN NAOS</text:p>
          </table:table-cell>
          <table:table-cell table:style-name="ce1" office:value-type="string">
            <text:p>NAOS</text:p>
          </table:table-cell>
          <table:table-cell table:style-name="ce1" office:value-type="string">
            <text:p>Jose Luis Salas Espina</text:p>
          </table:table-cell>
          <table:table-cell table:style-name="ce1"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cmt01</text:p>
          </table:table-cell>
          <table:table-cell office:value-type="string">
            <text:p>10.240.202.108</text:p>
          </table:table-cell>
          <table:table-cell office:value-type="string">
            <text:p>CMTIC - pruebas</text:p>
          </table:table-cell>
          <table:table-cell office:value-type="string">
            <text:p>CMTIC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iwm01</text:p>
          </table:table-cell>
          <table:table-cell office:value-type="string">
            <text:p>10.240.203.79</text:p>
          </table:table-cell>
          <table:table-cell office:value-type="string">
            <text:p>IWM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descormad03</text:p>
          </table:table-cell>
          <table:table-cell office:value-type="string">
            <text:p>10.240.202.81</text:p>
          </table:table-cell>
          <table:table-cell office:value-type="string">
            <text:p>Madeja: Sonar/Hudson</text:p>
          </table:table-cell>
          <table:table-cell office:value-type="string">
            <text:p>PortalMADEJA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4</text:p>
          </table:table-cell>
          <table:table-cell office:value-type="string">
            <text:p>10.240.203.44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2</text:p>
          </table:table-cell>
          <table:table-cell office:value-type="string">
            <text:p>10.240.203.26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1</text:p>
          </table:table-cell>
          <table:table-cell office:value-type="string">
            <text:p>10.240.203.25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16/06/2014</text:date>, <text:time>13:27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6-16T13:27:07</dc:date>
    <meta:editing-duration>PT00H40M32S</meta:editing-duration>
    <meta:editing-cycles>3</meta:editing-cycles>
    <meta:document-statistic meta:table-count="1" meta:cell-count="105" meta:object-count="0"/>
  </office:meta>
</office:document-meta>
</file>